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3.94cm" table:align="margins"/>
    </style:style>
    <style:style style:name="Tableau1.A" style:family="table-column">
      <style:table-column-properties style:column-width="2.792cm" style:rel-column-width="1583*"/>
    </style:style>
    <style:style style:name="Tableau1.B" style:family="table-column">
      <style:table-column-properties style:column-width="21.147cm" style:rel-column-width="11989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1.919cm"/>
    </style:style>
    <style:style style:name="Tableau1.7" style:family="table-row">
      <style:table-row-properties style:min-row-height="0.706cm"/>
    </style:style>
    <style:style style:name="P1" style:family="paragraph" style:parent-style-name="Table_20_Contents">
      <style:text-properties officeooo:rsid="001b8c21" officeooo:paragraph-rsid="001b8c21"/>
    </style:style>
    <style:style style:name="P2" style:family="paragraph" style:parent-style-name="Table_20_Contents">
      <style:text-properties officeooo:rsid="001d2dc5" officeooo:paragraph-rsid="001d2dc5"/>
    </style:style>
    <style:style style:name="P3" style:family="paragraph" style:parent-style-name="Table_20_Contents">
      <style:text-properties officeooo:rsid="001ef7d1" officeooo:paragraph-rsid="001ef7d1"/>
    </style:style>
    <style:style style:name="P4" style:family="paragraph" style:parent-style-name="Table_20_Contents">
      <style:text-properties officeooo:rsid="001ffc64" officeooo:paragraph-rsid="001ffc64"/>
    </style:style>
    <style:style style:name="P5" style:family="paragraph" style:parent-style-name="Table_20_Contents">
      <style:text-properties officeooo:rsid="0021c7dc" officeooo:paragraph-rsid="0021c7dc"/>
    </style:style>
    <style:style style:name="P6" style:family="paragraph" style:parent-style-name="Table_20_Contents">
      <style:text-properties officeooo:rsid="0022c326" officeooo:paragraph-rsid="0022c326"/>
    </style:style>
    <style:style style:name="P7" style:family="paragraph" style:parent-style-name="Table_20_Contents">
      <style:text-properties officeooo:rsid="00236750" officeooo:paragraph-rsid="00236750"/>
    </style:style>
    <style:style style:name="P8" style:family="paragraph" style:parent-style-name="Table_20_Contents">
      <style:text-properties officeooo:rsid="0025308d" officeooo:paragraph-rsid="0025308d"/>
    </style:style>
    <style:style style:name="P9" style:family="paragraph" style:parent-style-name="Table_20_Contents">
      <style:text-properties officeooo:rsid="0026b800" officeooo:paragraph-rsid="0026b800"/>
    </style:style>
    <style:style style:name="P10" style:family="paragraph" style:parent-style-name="Text_20_body">
      <style:text-properties officeooo:paragraph-rsid="001b2252"/>
    </style:style>
    <style:style style:name="P11" style:family="paragraph" style:parent-style-name="Text_20_body">
      <style:paragraph-properties fo:margin-top="0cm" fo:margin-bottom="0cm" loext:contextual-spacing="false"/>
      <style:text-properties style:font-name="Liberation Serif"/>
    </style:style>
    <style:style style:name="P12" style:family="paragraph" style:parent-style-name="Text_20_body">
      <style:paragraph-properties fo:margin-top="0cm" fo:margin-bottom="0cm" loext:contextual-spacing="false"/>
      <style:text-properties style:font-name="Liberation Serif" officeooo:rsid="001ef7d1" officeooo:paragraph-rsid="001ef7d1"/>
    </style:style>
    <style:style style:name="P13" style:family="paragraph" style:parent-style-name="Text_20_body">
      <style:paragraph-properties fo:margin-top="0cm" fo:margin-bottom="0cm" loext:contextual-spacing="false"/>
      <style:text-properties style:font-name="Liberation Serif" officeooo:rsid="001ffc64" officeooo:paragraph-rsid="001ffc64"/>
    </style:style>
    <style:style style:name="P14" style:family="paragraph" style:parent-style-name="Text_20_body">
      <style:paragraph-properties fo:margin-top="0cm" fo:margin-bottom="0cm" loext:contextual-spacing="false"/>
      <style:text-properties style:font-name="Liberation Serif" officeooo:rsid="0021c7dc" officeooo:paragraph-rsid="0021c7dc"/>
    </style:style>
    <style:style style:name="P15" style:family="paragraph" style:parent-style-name="Text_20_body">
      <style:paragraph-properties fo:margin-top="0cm" fo:margin-bottom="0cm" loext:contextual-spacing="false"/>
      <style:text-properties style:font-name="Liberation Serif" officeooo:rsid="0022c326" officeooo:paragraph-rsid="0022c326"/>
    </style:style>
    <style:style style:name="P16" style:family="paragraph" style:parent-style-name="Text_20_body">
      <style:paragraph-properties fo:margin-top="0cm" fo:margin-bottom="0cm" loext:contextual-spacing="false"/>
      <style:text-properties style:font-name="Liberation Serif" style:text-underline-style="solid" style:text-underline-width="auto" style:text-underline-color="font-color" officeooo:rsid="0022c326" officeooo:paragraph-rsid="0022c326"/>
    </style:style>
    <style:style style:name="P17" style:family="paragraph" style:parent-style-name="Text_20_body">
      <style:paragraph-properties fo:margin-top="0cm" fo:margin-bottom="0cm" loext:contextual-spacing="false"/>
      <style:text-properties style:font-name="Liberation Serif" officeooo:rsid="00236750" officeooo:paragraph-rsid="00236750"/>
    </style:style>
    <style:style style:name="P18" style:family="paragraph" style:parent-style-name="Text_20_body">
      <style:paragraph-properties fo:margin-top="0cm" fo:margin-bottom="0cm" loext:contextual-spacing="false"/>
      <style:text-properties style:font-name="Liberation Serif" officeooo:rsid="0025308d" officeooo:paragraph-rsid="0025308d"/>
    </style:style>
    <style:style style:name="P19" style:family="paragraph" style:parent-style-name="Text_20_body">
      <style:paragraph-properties fo:margin-top="0cm" fo:margin-bottom="0cm" loext:contextual-spacing="false"/>
      <style:text-properties style:font-name="Liberation Serif" officeooo:rsid="0026b800" officeooo:paragraph-rsid="0026b800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88c82" style:font-size-asian="12pt" style:font-size-complex="12pt"/>
    </style:style>
    <style:style style:name="T3" style:family="text">
      <style:text-properties fo:font-size="12pt" officeooo:rsid="0004be57" style:font-size-asian="12pt" style:font-size-complex="12pt"/>
    </style:style>
    <style:style style:name="T4" style:family="text">
      <style:text-properties fo:font-size="12pt" officeooo:rsid="00250278" style:font-size-asian="12pt" style:font-size-complex="12pt"/>
    </style:style>
    <style:style style:name="T5" style:family="text">
      <style:text-properties fo:font-size="12pt" officeooo:rsid="001b8c21" style:font-size-asian="12pt" style:font-size-complex="12pt"/>
    </style:style>
    <style:style style:name="T6" style:family="text">
      <style:text-properties officeooo:rsid="001d2dc5"/>
    </style:style>
    <style:style style:name="T7" style:family="text">
      <style:text-properties officeooo:rsid="001ef7d1"/>
    </style:style>
    <style:style style:name="T8" style:family="text">
      <style:text-properties officeooo:rsid="002530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a xlink:type="simple" xlink:href="https://www.youtube.com/watch?v=XO61ouS6-j0&amp;list=PLxr551TUsmAqwqHW3QNDPJGVnCwSpK6Z8" text:style-name="Internet_20_link" text:visited-style-name="Visited_20_Internet_20_Link"><text:span text:style-name="T1">Bases de l'architecture JEE : Http, Servlet, JSP, JSTL,MVC, JDBC, ORM</text:span></text:a></text:p>
      <text:p text:style-name="P10"><text:bookmark text:name="video-title"/><text:span text:style-name="T1">Part </text:span><text:span text:style-name="T5">7 </text:span><text:span text:style-name="T3">(</text:span><text:span text:style-name="T1">Bases de l'architecture JEE- Servlet JSP MVC – </text:span><text:span text:style-name="T2">Application Web JEE, </text:span><text:span text:style-name="T4">construction complète d’une application de zéro </text:span><text:span text:style-name="T5">partie 2</text:span><text:span text:style-name="T2"> - 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00:20</text:p>
          </table:table-cell>
          <table:table-cell table:style-name="Tableau1.B1" office:value-type="string">
            <text:p text:style-name="P1">Changement de la route pour la servlet dans le fichier xml</text:p>
            <text:p text:style-name="P1">→<text:span text:style-name="T6"> le fichier web.xml est lu au démarrage du serveur</text:span></text:p>
          </table:table-cell>
        </table:table-row>
        <table:table-row>
          <table:table-cell table:style-name="Tableau1.A2" office:value-type="string">
            <text:p text:style-name="P2">1:30</text:p>
          </table:table-cell>
          <table:table-cell table:style-name="Tableau1.B2" office:value-type="string">
            <text:p text:style-name="P2">Modification du pattern *.do en *.php</text:p>
            <text:p text:style-name="P2">→ l’extension ici ne veut rien dire n’a pas de sens sémantique</text:p>
          </table:table-cell>
        </table:table-row>
        <table:table-row>
          <table:table-cell table:style-name="Tableau1.A2" office:value-type="string">
            <text:p text:style-name="P2">3:00</text:p>
          </table:table-cell>
          <table:table-cell table:style-name="Tableau1.B2" office:value-type="string">
            <text:p text:style-name="P2">Utiliser l’annotation @WebServlet(name="cs", pattern="*.php")</text:p>
            <text:p text:style-name="P2">→ les annotations sont comme le fichier xml, scannées au démarrage de l’application, il faut redémarrer le serveur à chaque redémarrage de l’application.</text:p>
          </table:table-cell>
        </table:table-row>
        <table:table-row>
          <table:table-cell table:style-name="Tableau1.A2" office:value-type="string">
            <text:p text:style-name="P2">6:15</text:p>
          </table:table-cell>
          <table:table-cell table:style-name="Tableau1.B2" office:value-type="string">
            <text:p text:style-name="P2">Création d’un fichier header.jsp</text:p>
            <text:p text:style-name="P2">→ création d’une barre de menu avec un div</text:p>
            <text:p text:style-name="P2">→ attention eclipse possède une fonctionnalité permettant d’aller récupérer dynamiquement les link css, il est toutefois recommandé de ne pas faire confiance à cela et de place le lien link avec le fichier css aussi dans le header</text:p>
            <text:p text:style-name="P2">8:00 → création des liens html et du menu</text:p>
          </table:table-cell>
        </table:table-row>
        <table:table-row>
          <table:table-cell table:style-name="Tableau1.A2" office:value-type="string">
            <text:p text:style-name="P2">9:45</text:p>
          </table:table-cell>
          <table:table-cell table:style-name="Tableau1.B2" office:value-type="string">
            <text:p text:style-name="P2">Utilisation de la syntaxe &lt;<text:a xlink:type="simple" xlink:href="mailto:%25@include" text:style-name="Internet_20_link" text:visited-style-name="Visited_20_Internet_20_Link">%@</text:a><text:a xlink:type="simple" xlink:href="mailto:%25@include" text:style-name="Internet_20_link" text:visited-style-name="Visited_20_Internet_20_Link"><text:span text:style-name="T7">include</text:span></text:a><text:span text:style-name="T7"> file"header.jsp"</text:span> dans la page produit.jsp, qui permet d’intégrer le morceau de page header dans la page</text:p>
            <text:p text:style-name="P2">→<text:span text:style-name="T7"> c’est un include de page coté serveur</text:span></text:p>
          </table:table-cell>
        </table:table-row>
        <table:table-row table:style-name="Tableau1.6">
          <table:table-cell table:style-name="Tableau1.A2" office:value-type="string">
            <text:p text:style-name="P3">12:45</text:p>
          </table:table-cell>
          <table:table-cell table:style-name="Tableau1.B2" office:value-type="string">
            <text:p text:style-name="P11">Ajout dans le contrôleur des autres routes avec else if, suivi d’un forward</text:p>
            <text:p text:style-name="P11">else if → path.equals(/saisie.php)</text:p>
            <text:p text:style-name="P11">request.getRequestDispatcher("SaisieProduit.jsp").forward(request, response)</text:p>
          </table:table-cell>
        </table:table-row>
        <table:table-row table:style-name="Tableau1.7">
          <table:table-cell table:style-name="Tableau1.A2" office:value-type="string">
            <text:p text:style-name="P3">14:30</text:p>
          </table:table-cell>
          <table:table-cell table:style-name="Tableau1.B2" office:value-type="string">
            <text:p text:style-name="P12">Création de la page SaisieProduit.jsp en reprenant la structure de la page produits.jsp</text:p>
            <text:p text:style-name="P12">17:30 → formulaire de saisie → action="SaveProduit.php" method="post"</text:p>
            <text:p text:style-name="P12">→ utilisation de class="form-group" de bootstrap</text:p>
          </table:table-cell>
        </table:table-row>
        <table:table-row table:style-name="Tableau1.7">
          <table:table-cell table:style-name="Tableau1.A2" office:value-type="string">
            <text:p text:style-name="P4">20:00</text:p>
          </table:table-cell>
          <table:table-cell table:style-name="Tableau1.B2" office:value-type="string">
            <text:p text:style-name="P13">Mise en forme du container avec bootstrap</text:p>
          </table:table-cell>
        </table:table-row>
        <table:table-row table:style-name="Tableau1.7">
          <table:table-cell table:style-name="Tableau1.A2" office:value-type="string">
            <text:p text:style-name="P4">22:20</text:p>
          </table:table-cell>
          <table:table-cell table:style-name="Tableau1.B2" office:value-type="string">
            <text:p text:style-name="P13">Ajout de la méthode doPost(request, response) dans le controleur</text:p>
            <text:p text:style-name="P13">22:50 → mise de doGet(request, response) dans la méthode doPost </text:p>
          </table:table-cell>
        </table:table-row>
        <table:table-row table:style-name="Tableau1.7">
          <table:table-cell table:style-name="Tableau1.A2" office:value-type="string">
            <text:p text:style-name="P4">24:30</text:p>
          </table:table-cell>
          <table:table-cell table:style-name="Tableau1.B2" office:value-type="string">
            <text:p text:style-name="P13">Ajout d’un double contrôle</text:p>
            <text:p text:style-name="P13">(path.equals("SaveProduit.php")&amp;&amp;(request.getMethod().equals("POST"))</text:p>
            <text:p text:style-name="P13">→ contrôle de la route</text:p>
            <text:p text:style-name="P13"><text:soft-page-break/>→ contrôle du protocole d’envoi de la requête</text:p>
          </table:table-cell>
        </table:table-row>
        <table:table-row table:style-name="Tableau1.7">
          <table:table-cell table:style-name="Tableau1.A2" office:value-type="string">
            <text:p text:style-name="P4">25:10</text:p>
          </table:table-cell>
          <table:table-cell table:style-name="Tableau1.B2" office:value-type="string">
            <text:p text:style-name="P13">Dans la route,</text:p>
            <text:p text:style-name="P13">→ création de variables locales qui récupérent les attributs de la requête HTTP</text:p>
            <text:p text:style-name="P13">→ Déclarer un bean Produit, instancié avec une méthode de la couche métier save()</text:p>
            <text:p text:style-name="P13">→ créer un forward avec un panneau de confirmation</text:p>
          </table:table-cell>
        </table:table-row>
        <table:table-row table:style-name="Tableau1.7">
          <table:table-cell table:style-name="Tableau1.A2" office:value-type="string">
            <text:p text:style-name="P5">29:00</text:p>
          </table:table-cell>
          <table:table-cell table:style-name="Tableau1.B2" office:value-type="string">
            <text:p text:style-name="P14">Création de la page jsp de confirmation : confirmation.jsp</text:p>
          </table:table-cell>
        </table:table-row>
        <table:table-row table:style-name="Tableau1.7">
          <table:table-cell table:style-name="Tableau1.A2" office:value-type="string">
            <text:p text:style-name="P5">33:00</text:p>
          </table:table-cell>
          <table:table-cell table:style-name="Tableau1.B2" office:value-type="string">
            <text:p text:style-name="P14">Avoir les valeurs par défaut dans le formulaire</text:p>
            <text:p text:style-name="P14">dans le controleur</text:p>
            <text:p text:style-name="P14">→ request.setAttribute("produit", new Produit())</text:p>
            <text:p text:style-name="P14">puis dans la page jsp</text:p>
            <text:p text:style-name="P14">→ produit.id, produit.quantite</text:p>
          </table:table-cell>
        </table:table-row>
        <table:table-row table:style-name="Tableau1.7">
          <table:table-cell table:style-name="Tableau1.A2" office:value-type="string">
            <text:p text:style-name="P5">34:30</text:p>
          </table:table-cell>
          <table:table-cell table:style-name="Tableau1.B2" office:value-type="string">
            <text:p text:style-name="P14">Faire une validation du formulaire cote client avec l’attribut required en HTML</text:p>
          </table:table-cell>
        </table:table-row>
        <table:table-row table:style-name="Tableau1.7">
          <table:table-cell table:style-name="Tableau1.A2" office:value-type="string">
            <text:p text:style-name="P5">35:30</text:p>
          </table:table-cell>
          <table:table-cell table:style-name="Tableau1.B2" office:value-type="string">
            <text:p text:style-name="P14">Faire une validation du formulaire cote serveur pour les cas très spécifiques (sur le donnée)</text:p>
          </table:table-cell>
        </table:table-row>
        <table:table-row table:style-name="Tableau1.7">
          <table:table-cell table:style-name="Tableau1.A2" office:value-type="string">
            <text:p text:style-name="P5">37:00</text:p>
          </table:table-cell>
          <table:table-cell table:style-name="Tableau1.B2" office:value-type="string">
            <text:p text:style-name="P14">Mise en place d’un lien de suppression dans produits.jsp</text:p>
            <text:p text:style-name="P15">Mise en place d’un lien d’édition</text:p>
          </table:table-cell>
        </table:table-row>
        <table:table-row table:style-name="Tableau1.7">
          <table:table-cell table:style-name="Tableau1.A2" office:value-type="string">
            <text:p text:style-name="P6">38:30</text:p>
          </table:table-cell>
          <table:table-cell table:style-name="Tableau1.B2" office:value-type="string">
            <text:p text:style-name="P15">Création de la route de suppression d’un produit</text:p>
            <text:p text:style-name="P15">→ recuperation d’une variable issue de GET HTML</text:p>
            <text:p text:style-name="P15">→ appel à la couche métier pour un traitement de suppression avec en paramètre la variable</text:p>
          </table:table-cell>
        </table:table-row>
        <table:table-row table:style-name="Tableau1.7">
          <table:table-cell table:style-name="Tableau1.A2" office:value-type="string">
            <text:p text:style-name="P6">40:00</text:p>
          </table:table-cell>
          <table:table-cell table:style-name="Tableau1.B2" office:value-type="string">
            <text:p text:style-name="P15">Création dans ProduitDao de la méthode métier de suppression</text:p>
          </table:table-cell>
        </table:table-row>
        <table:table-row table:style-name="Tableau1.7">
          <table:table-cell table:style-name="Tableau1.A2" office:value-type="string">
            <text:p text:style-name="P6">43:00</text:p>
          </table:table-cell>
          <table:table-cell table:style-name="Tableau1.B2" office:value-type="string">
            <text:p text:style-name="P15">Création d’une redirection dans une route du controleur</text:p>
            <text:p text:style-name="P15">→ response.sendRedirect("chercher.php?motCle="</text:p>
          </table:table-cell>
        </table:table-row>
        <table:table-row table:style-name="Tableau1.7">
          <table:table-cell table:style-name="Tableau1.A2" office:value-type="string">
            <text:p text:style-name="P6">44:30</text:p>
          </table:table-cell>
          <table:table-cell table:style-name="Tableau1.B2" office:value-type="string">
            <text:p text:style-name="P15">Différence entre forward et redirection</text:p>
            <text:p text:style-name="P15">Forward → j’envoie une requete vers le controleur, et le controleur va forwarder (faire suivre) la même requête vers les vues</text:p>
            <text:p text:style-name="P16">Il y a 1 requête pour une redirection.</text:p>
            <text:p text:style-name="P15">Redirection → je dis au client de se rediriger vers une page spécifique, je dis au contrôleur de refaire une nouvelle requête vers une autre page.</text:p>
            <text:p text:style-name="P16">Il y a 2 requêtes pour une redirection.</text:p>
          </table:table-cell>
        </table:table-row>
        <text:soft-page-break/>
        <table:table-row table:style-name="Tableau1.7">
          <table:table-cell table:style-name="Tableau1.A2" office:value-type="string">
            <text:p text:style-name="P7">49:00</text:p>
          </table:table-cell>
          <table:table-cell table:style-name="Tableau1.B2" office:value-type="string">
            <text:p text:style-name="P17">Créer une confirmation de javascript avec onclick</text:p>
          </table:table-cell>
        </table:table-row>
        <table:table-row table:style-name="Tableau1.7">
          <table:table-cell table:style-name="Tableau1.A2" office:value-type="string">
            <text:p text:style-name="P7">50:00</text:p>
          </table:table-cell>
          <table:table-cell table:style-name="Tableau1.B2" office:value-type="string">
            <text:p text:style-name="P17">Création de la fonction d’édition Edit</text:p>
            <text:p text:style-name="P17">1 → ajout dans le contrôle d’une nouvelle route</text:p>
            <text:p text:style-name="P17">2 → récupération de l’id</text:p>
            <text:p text:style-name="P17">3 → passage de l’id dans le code métier avec un appel getProduit</text:p>
            <text:p text:style-name="P17">4 → implémentation du code métier : écriture de la méthode métier getProduit accompagné du code SQL</text:p>
            <text:p text:style-name="P17">5 → création du formulaire updateProduit</text:p>
          </table:table-cell>
        </table:table-row>
        <table:table-row table:style-name="Tableau1.7">
          <table:table-cell table:style-name="Tableau1.A2" office:value-type="string">
            <text:p text:style-name="P7">54:30</text:p>
          </table:table-cell>
          <table:table-cell table:style-name="Tableau1.B2" office:value-type="string">
            <text:p text:style-name="P17">Création de la fonction de mise à jour Update <text:span text:style-name="T8">du controleur</text:span></text:p>
            <text:p text:style-name="P17">→ se baser sur la méthode préalablement écrite saveProduit du contrôleur.</text:p>
          </table:table-cell>
        </table:table-row>
        <table:table-row table:style-name="Tableau1.7">
          <table:table-cell table:style-name="Tableau1.A2" office:value-type="string">
            <text:p text:style-name="P8">57:00</text:p>
          </table:table-cell>
          <table:table-cell table:style-name="Tableau1.B2" office:value-type="string">
            <text:p text:style-name="P18">Création de la méthode Produit update de la classe Metier ProduitDao</text:p>
          </table:table-cell>
        </table:table-row>
        <table:table-row table:style-name="Tableau1.7">
          <table:table-cell table:style-name="Tableau1.A2" office:value-type="string">
            <text:p text:style-name="P9">59:30</text:p>
          </table:table-cell>
          <table:table-cell table:style-name="Tableau1.B2" office:value-type="string">
            <text:p text:style-name="P19">NumberFormatException résolution</text:p>
          </table:table-cell>
        </table:table-row>
        <table:table-row table:style-name="Tableau1.7">
          <table:table-cell table:style-name="Tableau1.A2" office:value-type="string">
            <text:p text:style-name="P9">1:00:00</text:p>
          </table:table-cell>
          <table:table-cell table:style-name="Tableau1.B2" office:value-type="string">
            <text:p text:style-name="P19">Synthèse :</text:p>
            <text:p text:style-name="P19">→ a ce stade vous manipulez Servlet, MVC, JSP</text:p>
            <text:p text:style-name="P19">→ vous allez pouvoir maintenant commencer à manipuler des Framework</text:p>
            <text:p text:style-name="P19">Hibernate pour le ORM</text:p>
          </table:table-cell>
        </table:table-row>
      </table:table>
      <text:p text:style-name="P10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officeooo:rsid="001ef7d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ome Villiseck</meta:initial-creator>
    <meta:creation-date>2019-06-16T18:00:46.940536026</meta:creation-date>
    <dc:date>2019-06-16T20:00:14.664984857</dc:date>
    <dc:creator>Jerome Villiseck</dc:creator>
    <meta:editing-duration>PT5M21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3" meta:paragraph-count="93" meta:word-count="658" meta:character-count="4174" meta:non-whitespace-character-count="3606"/>
  </office:meta>
</office:document-meta>
</file>